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charset="x-symbol"/>
    <style:font-face style:name="Arial" svg:font-family="Arial"/>
    <style:font-face style:name="Arial1" svg:font-family="Arial" style:font-family-generic="swiss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5.034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0.531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Calibration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fo:background-color="#ffffff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0000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32">
      <style:table-cell-properties style:glyph-orientation-vertical="0" fo:background-color="#00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31">
      <style:table-cell-properties style:glyph-orientation-vertical="0" fo:background-color="#0000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ff"/>
      <style:text-properties fo:color="#0000ff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2">
      <style:table-cell-properties fo:background-color="#ffffff"/>
      <style:text-properties fo:color="#0000ff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000000" fo:background-color="#0000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7" style:family="table-cell" style:parent-style-name="Default" style:data-style-name="N2">
      <style:table-cell-properties fo:background-color="#ffffff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6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1" style:family="table-cell" style:parent-style-name="Default">
      <style:table-cell-properties fo:background-color="#ffffff" style:diagonal-bl-tr="none" style:diagonal-tl-br="none" fo:border="none"/>
      <style:text-properties fo:color="#0000ff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ffffff" style:diagonal-bl-tr="none" style:diagonal-tl-br="none" fo:border="none"/>
    </style:style>
    <style:style style:name="gr1" style:family="graphic">
      <style:graphic-properties draw:ole-draw-aspect="1"/>
    </style:style>
    <style:style style:name="T1" style:family="text">
      <style:text-properties fo:color="#ffffff" style:text-outline="false" style:text-line-through-style="none" style:text-position="0% 100%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color="#0000ff" style:text-outline="false" style:text-line-through-style="none" style:text-position="33% 58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color="#0000ff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5" style:family="text">
      <style:text-properties fo:color="#ffffff" style:text-outline="false" style:text-line-through-style="none" style:text-position="33% 58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einhart Hart Calculator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number-columns-repeated="16" table:default-cell-style-name="ce5"/>
        <table:table-column table:style-name="co8" table:visibility="collapse" table:number-columns-repeated="230" table:default-cell-style-name="ce5"/>
        <table:table-row table:style-name="ro1">
          <table:table-cell table:style-name="ce1" office:value-type="string">
            <text:p>To Calculate Steinhart-Hart Coefficients Using Thermistor Resistance &amp; Reference Temperature Data</text:p>
          </table:table-cell>
          <table:table-cell table:style-name="ce10"/>
          <table:table-cell table:style-name="ce5" table:number-columns-repeated="8"/>
          <table:table-cell table:number-columns-repeated="246"/>
        </table:table-row>
        <table:table-row table:style-name="ro1">
          <table:table-cell table:style-name="ce2"/>
          <table:table-cell table:style-name="ce10"/>
          <table:table-cell table:style-name="ce5" table:number-columns-repeated="8"/>
          <table:table-cell table:number-columns-repeated="246"/>
        </table:table-row>
        <table:table-row table:style-name="ro1">
          <table:table-cell table:style-name="ce3" office:value-type="string">
            <text:p>Step 1: <text:s/>Record the thermistor resistance values for three reference temperatures. </text:p>
          </table:table-cell>
          <table:table-cell table:style-name="ce10"/>
          <table:table-cell table:style-name="ce5" table:number-columns-repeated="8"/>
          <table:table-cell table:number-columns-repeated="246"/>
        </table:table-row>
        <table:table-row table:style-name="ro1">
          <table:table-cell table:style-name="ce3" office:value-type="string">
            <text:p>For improved accuracy, record at least three values of resistance for each reference temperature.</text:p>
          </table:table-cell>
          <table:table-cell table:style-name="ce10"/>
          <table:table-cell table:style-name="ce5" table:number-columns-repeated="8"/>
          <table:table-cell table:number-columns-repeated="246"/>
        </table:table-row>
        <table:table-row table:style-name="ro1">
          <table:table-cell table:style-name="ce3" office:value-type="string">
            <text:p>Enter the resistance values in the appropriate tables below (sample data is currently entered).</text:p>
          </table:table-cell>
          <table:table-cell table:style-name="ce10"/>
          <table:table-cell table:style-name="ce5" table:number-columns-repeated="8"/>
          <table:table-cell table:number-columns-repeated="246"/>
        </table:table-row>
        <table:table-row table:style-name="ro1">
          <table:table-cell table:style-name="ce4"/>
          <table:table-cell table:style-name="ce10"/>
          <table:table-cell table:style-name="ce5" table:number-columns-repeated="8"/>
          <table:table-cell table:number-columns-repeated="246"/>
        </table:table-row>
        <table:table-row table:style-name="ro1">
          <table:table-cell table:style-name="ce5"/>
          <table:table-cell table:style-name="ce11" office:value-type="string">
            <text:p>Low temperature point</text:p>
          </table:table-cell>
          <table:table-cell table:style-name="ce5" table:number-columns-repeated="2"/>
          <table:table-cell table:style-name="ce11" office:value-type="string">
            <text:p>Middle temperature point</text:p>
          </table:table-cell>
          <table:table-cell table:style-name="ce5"/>
          <table:table-cell table:style-name="ce4"/>
          <table:table-cell table:style-name="ce11" office:value-type="string">
            <text:p>High temperature point</text:p>
          </table:table-cell>
          <table:table-cell table:style-name="ce5" table:number-columns-repeated="2"/>
          <table:table-cell table:number-columns-repeated="246"/>
        </table:table-row>
        <table:table-row table:style-name="ro1">
          <table:table-cell table:style-name="ce5"/>
          <table:table-cell table:style-name="ce12" office:value-type="float" office:value="6540">
            <text:p>6540</text:p>
          </table:table-cell>
          <table:table-cell table:style-name="ce21" office:value-type="string">
            <text:p>W</text:p>
          </table:table-cell>
          <table:table-cell table:style-name="ce5"/>
          <table:table-cell table:style-name="ce12" office:value-type="float" office:value="2040">
            <text:p>2040</text:p>
          </table:table-cell>
          <table:table-cell table:style-name="ce21" office:value-type="string">
            <text:p>W</text:p>
          </table:table-cell>
          <table:table-cell table:style-name="ce5"/>
          <table:table-cell table:style-name="ce12" office:value-type="float" office:value="340">
            <text:p>340</text:p>
          </table:table-cell>
          <table:table-cell table:style-name="ce21" office:value-type="string">
            <text:p>W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style-name="ce12"/>
          <table:table-cell table:style-name="ce21" office:value-type="string">
            <text:p>W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246"/>
        </table:table-row>
        <table:table-row table:style-name="ro1">
          <table:table-cell table:style-name="ce6" office:value-type="string">
            <text:p>Mean resistance:</text:p>
          </table:table-cell>
          <table:table-cell table:style-name="ce13" table:formula="oooc:=IF([.B8]=&quot;&quot;;&quot;&quot;;(AVERAGE([.B8:.B13])))" office:value-type="float" office:value="6540">
            <text:p>6540.00</text:p>
          </table:table-cell>
          <table:table-cell table:style-name="ce22" office:value-type="string">
            <text:p>W</text:p>
          </table:table-cell>
          <table:table-cell table:style-name="ce27"/>
          <table:table-cell table:style-name="ce13" table:formula="oooc:=IF([.E8]=&quot;&quot;;&quot;&quot;;(AVERAGE([.E8:.E13])))" office:value-type="float" office:value="2040">
            <text:p>2040.00</text:p>
          </table:table-cell>
          <table:table-cell table:style-name="ce22" office:value-type="string">
            <text:p>W</text:p>
          </table:table-cell>
          <table:table-cell table:style-name="ce27"/>
          <table:table-cell table:style-name="ce13" table:formula="oooc:=IF([.H8]=&quot;&quot;;&quot;&quot;;(AVERAGE([.H8:.H13])))" office:value-type="float" office:value="340">
            <text:p>340.00</text:p>
          </table:table-cell>
          <table:table-cell table:style-name="ce21" office:value-type="string">
            <text:p>W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6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style-name="ce5"/>
          <table:table-cell table:number-columns-repeated="246"/>
        </table:table-row>
        <table:table-row table:style-name="ro1">
          <table:table-cell table:style-name="ce7" office:value-type="string">
            <text:p>Step 2: <text:s/>Record the temperature for the three reference points using a calibrated temperature instrument. <text:s/>Enter the temperature for the reference points in the cells below. </text:p>
          </table:table-cell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style-name="ce5"/>
          <table:table-cell table:number-columns-repeated="246"/>
        </table:table-row>
        <table:table-row table:style-name="ro1">
          <table:table-cell table:style-name="ce6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style-name="ce5"/>
          <table:table-cell table:style-name="ce14"/>
          <table:table-cell table:style-name="ce21"/>
          <table:table-cell table:style-name="ce5"/>
          <table:table-cell table:number-columns-repeated="246"/>
        </table:table-row>
        <table:table-row table:style-name="ro2">
          <table:table-cell table:style-name="ce6" office:value-type="string">
            <text:p>Lower-bound</text:p>
          </table:table-cell>
          <table:table-cell table:style-name="ce15" office:value-type="float" office:value="0">
            <text:p>0.0</text:p>
          </table:table-cell>
          <table:table-cell table:style-name="ce3" office:value-type="string">
            <text:p><text:span text:style-name="T3">o</text:span><text:span text:style-name="T4">C</text:span></text:p>
          </table:table-cell>
          <table:table-cell table:style-name="ce28"/>
          <table:table-cell table:style-name="ce29"/>
          <table:table-cell table:style-name="ce31"/>
          <table:table-cell table:style-name="ce32"/>
          <table:table-cell table:style-name="ce5" table:number-columns-repeated="3"/>
          <table:table-cell table:number-columns-repeated="246"/>
        </table:table-row>
        <table:table-row table:style-name="ro2">
          <table:table-cell table:style-name="ce6" office:value-type="string">
            <text:p>Mid-point</text:p>
          </table:table-cell>
          <table:table-cell table:style-name="ce15" office:value-type="float" office:value="25.5">
            <text:p>25.5</text:p>
          </table:table-cell>
          <table:table-cell table:style-name="ce3" office:value-type="string">
            <text:p><text:span text:style-name="T3">o</text:span><text:span text:style-name="T4">C</text:span></text:p>
          </table:table-cell>
          <table:table-cell table:style-name="ce28"/>
          <table:table-cell table:style-name="ce29"/>
          <table:table-cell table:style-name="ce31"/>
          <table:table-cell table:style-name="ce32"/>
          <table:table-cell table:style-name="ce5" table:number-columns-repeated="3"/>
          <table:table-cell table:number-columns-repeated="246"/>
        </table:table-row>
        <table:table-row table:style-name="ro2">
          <table:table-cell table:style-name="ce6" office:value-type="string">
            <text:p>Upper-bound</text:p>
          </table:table-cell>
          <table:table-cell table:style-name="ce15" office:value-type="float" office:value="80">
            <text:p>80.0</text:p>
          </table:table-cell>
          <table:table-cell table:style-name="ce3" office:value-type="string">
            <text:p><text:span text:style-name="T3">o</text:span><text:span text:style-name="T4">C</text:span></text:p>
          </table:table-cell>
          <table:table-cell table:style-name="ce28"/>
          <table:table-cell table:style-name="ce29"/>
          <table:table-cell table:style-name="ce31"/>
          <table:table-cell table:style-name="ce32"/>
          <table:table-cell table:style-name="ce5" table:number-columns-repeated="3"/>
          <table:table-cell table:number-columns-repeated="246"/>
        </table:table-row>
        <table:table-row table:style-name="ro1">
          <table:table-cell table:style-name="ce5"/>
          <table:table-cell table:style-name="ce10"/>
          <table:table-cell table:style-name="ce5" table:number-columns-repeated="8"/>
          <table:table-cell table:number-columns-repeated="246"/>
        </table:table-row>
        <table:table-row table:style-name="ro1">
          <table:table-cell table:style-name="ce3" office:value-type="string">
            <text:p>Step 3: <text:s/>Based on your measurements, the model has calculated your thermistor Steinhart-Hart coefficients to be:</text:p>
          </table:table-cell>
          <table:table-cell table:style-name="ce10"/>
          <table:table-cell table:style-name="ce5" table:number-columns-repeated="8"/>
          <table:table-cell table:number-columns-repeated="246"/>
        </table:table-row>
        <table:table-row table:style-name="ro1">
          <table:table-cell table:style-name="ce5"/>
          <table:table-cell table:style-name="ce10"/>
          <table:table-cell table:style-name="ce5" table:number-columns-repeated="8"/>
          <table:table-cell table:number-columns-repeated="246"/>
        </table:table-row>
        <table:table-row table:style-name="ro1">
          <table:table-cell table:style-name="ce6" office:value-type="string">
            <text:p>S-H coefficient A =</text:p>
          </table:table-cell>
          <table:table-cell table:style-name="ce16" table:formula="oooc:=1/([.B19]+273.15)-[.B27]*(LN([.B15]))^3-[.B26]*LN([.B15])" office:value-type="float" office:value="0.000968129884085426">
            <text:p>9.6813E-04</text:p>
          </table:table-cell>
          <table:table-cell table:style-name="ce3" office:value-type="string">
            <text:p>dimensionless</text:p>
          </table:table-cell>
          <table:table-cell table:style-name="ce5" table:number-columns-repeated="7"/>
          <table:table-cell table:number-columns-repeated="246"/>
        </table:table-row>
        <table:table-row table:style-name="ro1">
          <table:table-cell table:style-name="ce6" office:value-type="string">
            <text:p>S-H coefficient B =</text:p>
          </table:table-cell>
          <table:table-cell table:style-name="ce16" table:formula="oooc:=((1/([.B19]+273.15)-1/([.B20]+273.15))-[.B27]*((LN([.B15]))^3-(LN([.E15]))^3))/(LN([.B15])-LN([.E15]))" office:value-type="float" office:value="0.000330078990232376">
            <text:p>3.3008E-04</text:p>
          </table:table-cell>
          <table:table-cell table:style-name="ce3" office:value-type="string">
            <text:p>dimensionless</text:p>
          </table:table-cell>
          <table:table-cell table:style-name="ce5" table:number-columns-repeated="7"/>
          <table:table-cell table:number-columns-repeated="246"/>
        </table:table-row>
        <table:table-row table:style-name="ro1">
          <table:table-cell table:style-name="ce6" office:value-type="string">
            <text:p>S-H coefficient C =</text:p>
          </table:table-cell>
          <table:table-cell table:style-name="ce16" table:formula="oooc:=((1/([.B19]+273.15)-1/([.B20]+273.15))-(LN([.B15])-LN([.E15]))*(1/([.B19]+273.15)-1/([.B21]+273.15))/(LN([.B15])-LN([.H15])))/(((LN([.B15]))^3-(LN([.E15]))^3)-(LN([.B15])-LN([.E15]))*((LN([.B15]))^3-(LN([.H15]))^3)/(LN([.B15])-LN([.H15])))" office:value-type="float" office:value="-0.000000305403208764295">
            <text:p>-3.0540E-07</text:p>
          </table:table-cell>
          <table:table-cell table:style-name="ce3" office:value-type="string">
            <text:p>dimensionless</text:p>
          </table:table-cell>
          <table:table-cell table:style-name="ce5" table:number-columns-repeated="7"/>
          <table:table-cell table:number-columns-repeated="246"/>
        </table:table-row>
        <table:table-row table:style-name="ro1">
          <table:table-cell table:style-name="ce5" table:number-columns-repeated="10"/>
          <table:table-cell table:number-columns-repeated="246"/>
        </table:table-row>
        <table:table-row table:style-name="ro1">
          <table:table-cell table:style-name="ce8" office:value-type="string">
            <text:p>To Transform Thermistor Resistance Data to Corrected Temperature Using S-H Coefficients Insert Resistance</text:p>
          </table:table-cell>
          <table:table-cell table:style-name="ce5" table:number-columns-repeated="9"/>
          <table:table-cell table:number-columns-repeated="246"/>
        </table:table-row>
        <table:table-row table:style-name="ro1">
          <table:table-cell table:style-name="ce2"/>
          <table:table-cell table:style-name="ce5" table:number-columns-repeated="8"/>
          <table:table-cell table:style-name="ce5">
            <draw:frame table:end-cell-address="'Steinhart Hart Calculator'.V63" table:end-x="0.582cm" table:end-y="0.31cm" draw:z-index="0" draw:style-name="gr1" svg:width="20.362cm" svg:height="14.25cm" svg:x="0.369cm" svg:y="0.192cm">
              <draw:object draw:notify-on-update-of-ranges="'Steinhart Hart Calculator'.C31:'Steinhart Hart Calculator'.C31 'Steinhart Hart Calculator'.C34:'Steinhart Hart Calculator'.C61 'Steinhart Hart Calculator'.B34:'Steinhart Hart Calculator'.B61 'Steinhart Hart Calculator'.B34:'Steinhart Hart Calculator'.B61 'Steinhart Hart Calculator'.E31:'Steinhart Hart Calculator'.E31 'Steinhart Hart Calculator'.E34:'Steinhart Hart Calculator'.E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6"/>
        </table:table-row>
        <table:table-row table:style-name="ro1">
          <table:table-cell table:style-name="ce5"/>
          <table:table-cell table:style-name="ce17" office:value-type="string">
            <text:p>Thermistor</text:p>
          </table:table-cell>
          <table:table-cell table:number-columns-repeated="2" table:style-name="ce23" office:value-type="string">
            <text:p>Calculated</text:p>
          </table:table-cell>
          <table:table-cell table:style-name="ce23" office:value-type="string">
            <text:p>Measured</text:p>
          </table:table-cell>
          <table:table-cell table:number-columns-repeated="2" table:style-name="ce23" office:value-type="string">
            <text:p>Interpolated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18" office:value-type="string">
            <text:p>Resistance</text:p>
          </table:table-cell>
          <table:table-cell table:style-name="ce24" office:value-type="string">
            <text:p>Temperature</text:p>
          </table:table-cell>
          <table:table-cell table:style-name="ce24" office:value-type="string">
            <text:p>Error</text:p>
          </table:table-cell>
          <table:table-cell table:number-columns-repeated="2" table:style-name="ce24" office:value-type="string">
            <text:p>Temperature</text:p>
          </table:table-cell>
          <table:table-cell table:style-name="ce24" office:value-type="string">
            <text:p>Error</text:p>
          </table:table-cell>
          <table:table-cell table:style-name="ce5" table:number-columns-repeated="3"/>
          <table:table-cell table:number-columns-repeated="246"/>
        </table:table-row>
        <table:table-row table:style-name="ro3">
          <table:table-cell/>
          <table:table-cell table:style-name="ce19" office:value-type="string">
            <text:p>(<text:span text:style-name="T1">W</text:span><text:span text:style-name="T2">)</text:span></text:p>
          </table:table-cell>
          <table:table-cell table:style-name="ce25" office:value-type="string">
            <text:p>(<text:span text:style-name="T5">o</text:span><text:span text:style-name="T2">C)</text:span></text:p>
          </table:table-cell>
          <table:table-cell table:style-name="ce25" office:value-type="string">
            <text:p>(<text:span text:style-name="T5">o</text:span><text:span text:style-name="T2">C)</text:span></text:p>
          </table:table-cell>
          <table:table-cell table:style-name="ce25" office:value-type="string">
            <text:p>(<text:span text:style-name="T5">o</text:span><text:span text:style-name="T2">C)</text:span></text:p>
          </table:table-cell>
          <table:table-cell table:style-name="ce25" office:value-type="string">
            <text:p>(<text:span text:style-name="T5">o</text:span><text:span text:style-name="T2">C)</text:span></text:p>
          </table:table-cell>
          <table:table-cell table:style-name="ce25" office:value-type="string">
            <text:p>(<text:span text:style-name="T5">o</text:span><text:span text:style-name="T2">C)</text:span>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9" office:value-type="float" office:value="340">
            <text:p>340.00</text:p>
          </table:table-cell>
          <table:table-cell table:style-name="ce26" table:formula="oooc:=IF([.B34]=&quot;&quot;;&quot;&quot;;((1/([.B$25]+([.B$26]*LN([.B34]))+([.B$27]*((LN([.B34]))^3))))-273.15))" office:value-type="float" office:value="80.0000000000001">
            <text:p>80.00</text:p>
          </table:table-cell>
          <table:table-cell table:formula="oooc:=[.C34]-[.E34]"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5"/>
          <table:table-cell table:style-name="ce5" table:formula="oooc:=[.C34]-[.F34]" office:value-type="float" office:value="80.0000000000001">
            <text:p>80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420">
            <text:p>420.00</text:p>
          </table:table-cell>
          <table:table-cell table:style-name="ce26" table:formula="oooc:=IF([.B35]=&quot;&quot;;&quot;&quot;;((1/([.B$25]+([.B$26]*LN([.B35]))+([.B$27]*((LN([.B35]))^3))))-273.15))" office:value-type="float" office:value="72.322393061258">
            <text:p>72.32</text:p>
          </table:table-cell>
          <table:table-cell table:formula="oooc:=[.C35]-[.E35]" office:value-type="float" office:value="0.322393061258026">
            <text:p>0.32</text:p>
          </table:table-cell>
          <table:table-cell office:value-type="float" office:value="72">
            <text:p>72</text:p>
          </table:table-cell>
          <table:table-cell table:style-name="ce5"/>
          <table:table-cell table:style-name="ce5" table:formula="oooc:=[.C35]-[.F35]" office:value-type="float" office:value="72.322393061258">
            <text:p>72.32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530">
            <text:p>530.00</text:p>
          </table:table-cell>
          <table:table-cell table:style-name="ce26" table:formula="oooc:=IF([.B36]=&quot;&quot;;&quot;&quot;;((1/([.B$25]+([.B$26]*LN([.B36]))+([.B$27]*((LN([.B36]))^3))))-273.15))" office:value-type="float" office:value="64.3125582436691">
            <text:p>64.31</text:p>
          </table:table-cell>
          <table:table-cell table:formula="oooc:=[.C36]-[.E36]" office:value-type="float" office:value="0.012558243669119">
            <text:p>0.01</text:p>
          </table:table-cell>
          <table:table-cell office:value-type="float" office:value="64.3">
            <text:p>64.3</text:p>
          </table:table-cell>
          <table:table-cell table:style-name="ce5"/>
          <table:table-cell table:style-name="ce5" table:formula="oooc:=[.C36]-[.F36]" office:value-type="float" office:value="64.3125582436691">
            <text:p>64.31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870">
            <text:p>870.00</text:p>
          </table:table-cell>
          <table:table-cell table:style-name="ce26" table:formula="oooc:=IF([.B37]=&quot;&quot;;&quot;&quot;;((1/([.B$25]+([.B$26]*LN([.B37]))+([.B$27]*((LN([.B37]))^3))))-273.15))" office:value-type="float" office:value="48.6451148564506">
            <text:p>48.65</text:p>
          </table:table-cell>
          <table:table-cell table:formula="oooc:=[.C37]-[.E37]" office:value-type="float" office:value="-0.354885143549382">
            <text:p>-0.35</text:p>
          </table:table-cell>
          <table:table-cell office:value-type="float" office:value="49">
            <text:p>49</text:p>
          </table:table-cell>
          <table:table-cell table:style-name="ce5"/>
          <table:table-cell table:style-name="ce5" table:formula="oooc:=[.C37]-[.F37]" office:value-type="float" office:value="48.6451148564506">
            <text:p>48.65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990">
            <text:p>990.00</text:p>
          </table:table-cell>
          <table:table-cell table:style-name="ce26" table:formula="oooc:=IF([.B38]=&quot;&quot;;&quot;&quot;;((1/([.B$25]+([.B$26]*LN([.B38]))+([.B$27]*((LN([.B38]))^3))))-273.15))" office:value-type="float" office:value="44.8463944989992">
            <text:p>44.85</text:p>
          </table:table-cell>
          <table:table-cell table:formula="oooc:=[.C38]-[.E38]" office:value-type="float" office:value="-0.253605501000756">
            <text:p>-0.25</text:p>
          </table:table-cell>
          <table:table-cell office:value-type="float" office:value="45.1">
            <text:p>45.1</text:p>
          </table:table-cell>
          <table:table-cell table:style-name="ce5"/>
          <table:table-cell table:style-name="ce5" table:formula="oooc:=[.C38]-[.F38]" office:value-type="float" office:value="44.8463944989992">
            <text:p>44.85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1100">
            <text:p>1100.00</text:p>
          </table:table-cell>
          <table:table-cell table:style-name="ce26" table:formula="oooc:=IF([.B39]=&quot;&quot;;&quot;&quot;;((1/([.B$25]+([.B$26]*LN([.B39]))+([.B$27]*((LN([.B39]))^3))))-273.15))" office:value-type="float" office:value="41.8301064229129">
            <text:p>41.83</text:p>
          </table:table-cell>
          <table:table-cell table:formula="oooc:=[.C39]-[.E39]" office:value-type="float" office:value="-0.269893577087124">
            <text:p>-0.27</text:p>
          </table:table-cell>
          <table:table-cell office:value-type="float" office:value="42.1">
            <text:p>42.1</text:p>
          </table:table-cell>
          <table:table-cell table:style-name="ce5"/>
          <table:table-cell table:style-name="ce5" table:formula="oooc:=[.C39]-[.F39]" office:value-type="float" office:value="41.8301064229129">
            <text:p>41.83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1300">
            <text:p>1300.00</text:p>
          </table:table-cell>
          <table:table-cell table:style-name="ce26" table:formula="oooc:=IF([.B40]=&quot;&quot;;&quot;&quot;;((1/([.B$25]+([.B$26]*LN([.B40]))+([.B$27]*((LN([.B40]))^3))))-273.15))" office:value-type="float" office:value="37.1913917781199">
            <text:p>37.19</text:p>
          </table:table-cell>
          <table:table-cell table:formula="oooc:=[.C40]-[.E40]" office:value-type="float" office:value="-0.10860822188009">
            <text:p>-0.11</text:p>
          </table:table-cell>
          <table:table-cell office:value-type="float" office:value="37.3">
            <text:p>37.3</text:p>
          </table:table-cell>
          <table:table-cell table:style-name="ce5"/>
          <table:table-cell table:style-name="ce5" table:formula="oooc:=[.C40]-[.F40]" office:value-type="float" office:value="37.1913917781199">
            <text:p>37.19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1430">
            <text:p>1430.00</text:p>
          </table:table-cell>
          <table:table-cell table:style-name="ce26" table:formula="oooc:=IF([.B41]=&quot;&quot;;&quot;&quot;;((1/([.B$25]+([.B$26]*LN([.B41]))+([.B$27]*((LN([.B41]))^3))))-273.15))" office:value-type="float" office:value="34.6210537789137">
            <text:p>34.62</text:p>
          </table:table-cell>
          <table:table-cell table:formula="oooc:=[.C41]-[.E41]" office:value-type="float" office:value="-0.378946221086323">
            <text:p>-0.38</text:p>
          </table:table-cell>
          <table:table-cell office:value-type="float" office:value="35">
            <text:p>35</text:p>
          </table:table-cell>
          <table:table-cell table:style-name="ce5"/>
          <table:table-cell table:style-name="ce5" table:formula="oooc:=[.C41]-[.F41]" office:value-type="float" office:value="34.6210537789137">
            <text:p>34.62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1780">
            <text:p>1780.00</text:p>
          </table:table-cell>
          <table:table-cell table:style-name="ce26" table:formula="oooc:=IF([.B42]=&quot;&quot;;&quot;&quot;;((1/([.B$25]+([.B$26]*LN([.B42]))+([.B$27]*((LN([.B42]))^3))))-273.15))" office:value-type="float" office:value="28.9169235692019">
            <text:p>28.92</text:p>
          </table:table-cell>
          <table:table-cell table:formula="oooc:=[.C42]-[.E42]" office:value-type="float" office:value="-0.283076430798086">
            <text:p>-0.28</text:p>
          </table:table-cell>
          <table:table-cell office:value-type="float" office:value="29.2">
            <text:p>29.2</text:p>
          </table:table-cell>
          <table:table-cell table:style-name="ce5"/>
          <table:table-cell table:style-name="ce5" table:formula="oooc:=[.C42]-[.F42]" office:value-type="float" office:value="28.9169235692019">
            <text:p>28.92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1870">
            <text:p>1870.00</text:p>
          </table:table-cell>
          <table:table-cell table:style-name="ce26" table:formula="oooc:=IF([.B43]=&quot;&quot;;&quot;&quot;;((1/([.B$25]+([.B$26]*LN([.B43]))+([.B$27]*((LN([.B43]))^3))))-273.15))" office:value-type="float" office:value="27.6690424666065">
            <text:p>27.67</text:p>
          </table:table-cell>
          <table:table-cell table:formula="oooc:=[.C43]-[.E43]" office:value-type="float" office:value="-0.33095753339353">
            <text:p>-0.33</text:p>
          </table:table-cell>
          <table:table-cell office:value-type="float" office:value="28">
            <text:p>28</text:p>
          </table:table-cell>
          <table:table-cell table:style-name="ce5"/>
          <table:table-cell table:style-name="ce5" table:formula="oooc:=[.C43]-[.F43]" office:value-type="float" office:value="27.6690424666065">
            <text:p>27.67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1900">
            <text:p>1900.00</text:p>
          </table:table-cell>
          <table:table-cell table:style-name="ce26" table:formula="oooc:=IF([.B44]=&quot;&quot;;&quot;&quot;;((1/([.B$25]+([.B$26]*LN([.B44]))+([.B$27]*((LN([.B44]))^3))))-273.15))" office:value-type="float" office:value="27.2692384086846">
            <text:p>27.27</text:p>
          </table:table-cell>
          <table:table-cell table:formula="oooc:=[.C44]-[.E44]" office:value-type="float" office:value="0.2692384086846">
            <text:p>0.27</text:p>
          </table:table-cell>
          <table:table-cell office:value-type="float" office:value="27">
            <text:p>27</text:p>
          </table:table-cell>
          <table:table-cell table:style-name="ce5"/>
          <table:table-cell table:style-name="ce5" table:formula="oooc:=[.C44]-[.F44]" office:value-type="float" office:value="27.2692384086846">
            <text:p>27.27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2040">
            <text:p>2040.00</text:p>
          </table:table-cell>
          <table:table-cell table:style-name="ce26" table:formula="oooc:=IF([.B45]=&quot;&quot;;&quot;&quot;;((1/([.B$25]+([.B$26]*LN([.B45]))+([.B$27]*((LN([.B45]))^3))))-273.15))" office:value-type="float" office:value="25.5000000000001">
            <text:p>25.50</text:p>
          </table:table-cell>
          <table:table-cell table:formula="oooc:=[.C45]-[.E45]" office:value-type="float" office:value="0">
            <text:p>0</text:p>
          </table:table-cell>
          <table:table-cell office:value-type="float" office:value="25.5">
            <text:p>25.5</text:p>
          </table:table-cell>
          <table:table-cell table:style-name="ce5"/>
          <table:table-cell table:style-name="ce5" table:formula="oooc:=[.C45]-[.F45]" office:value-type="float" office:value="25.5000000000001">
            <text:p>25.5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2050">
            <text:p>2050.00</text:p>
          </table:table-cell>
          <table:table-cell table:style-name="ce26" table:formula="oooc:=IF([.B46]=&quot;&quot;;&quot;&quot;;((1/([.B$25]+([.B$26]*LN([.B46]))+([.B$27]*((LN([.B46]))^3))))-273.15))" office:value-type="float" office:value="25.3793077597363">
            <text:p>25.38</text:p>
          </table:table-cell>
          <table:table-cell table:formula="oooc:=[.C46]-[.E46]" office:value-type="float" office:value="0.379307759736321">
            <text:p>0.38</text:p>
          </table:table-cell>
          <table:table-cell office:value-type="float" office:value="25">
            <text:p>25</text:p>
          </table:table-cell>
          <table:table-cell table:style-name="ce5"/>
          <table:table-cell table:style-name="ce5" table:formula="oooc:=[.C46]-[.F46]" office:value-type="float" office:value="25.3793077597363">
            <text:p>25.38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2200">
            <text:p>2200.00</text:p>
          </table:table-cell>
          <table:table-cell table:style-name="ce26" table:formula="oooc:=IF([.B47]=&quot;&quot;;&quot;&quot;;((1/([.B$25]+([.B$26]*LN([.B47]))+([.B$27]*((LN([.B47]))^3))))-273.15))" office:value-type="float" office:value="23.6504636656067">
            <text:p>23.65</text:p>
          </table:table-cell>
          <table:table-cell table:formula="oooc:=[.C47]-[.E47]" office:value-type="float" office:value="-0.349536334393292">
            <text:p>-0.35</text:p>
          </table:table-cell>
          <table:table-cell office:value-type="float" office:value="24">
            <text:p>24</text:p>
          </table:table-cell>
          <table:table-cell table:style-name="ce5"/>
          <table:table-cell table:style-name="ce5" table:formula="oooc:=[.C47]-[.F47]" office:value-type="float" office:value="23.6504636656067">
            <text:p>23.65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2330">
            <text:p>2330.00</text:p>
          </table:table-cell>
          <table:table-cell table:style-name="ce26" table:formula="oooc:=IF([.B48]=&quot;&quot;;&quot;&quot;;((1/([.B$25]+([.B$26]*LN([.B48]))+([.B$27]*((LN([.B48]))^3))))-273.15))" office:value-type="float" office:value="22.2641505356571">
            <text:p>22.26</text:p>
          </table:table-cell>
          <table:table-cell table:formula="oooc:=[.C48]-[.E48]" office:value-type="float" office:value="0.264150535657109">
            <text:p>0.26</text:p>
          </table:table-cell>
          <table:table-cell office:value-type="float" office:value="22">
            <text:p>22</text:p>
          </table:table-cell>
          <table:table-cell table:style-name="ce5"/>
          <table:table-cell table:style-name="ce5" table:formula="oooc:=[.C48]-[.F48]" office:value-type="float" office:value="22.2641505356571">
            <text:p>22.26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2900">
            <text:p>2900.00</text:p>
          </table:table-cell>
          <table:table-cell table:style-name="ce26" table:formula="oooc:=IF([.B49]=&quot;&quot;;&quot;&quot;;((1/([.B$25]+([.B$26]*LN([.B49]))+([.B$27]*((LN([.B49]))^3))))-273.15))" office:value-type="float" office:value="17.1328446487136">
            <text:p>17.13</text:p>
          </table:table-cell>
          <table:table-cell table:formula="oooc:=[.C49]-[.E49]" office:value-type="float" office:value="-0.867155351286385">
            <text:p>-0.87</text:p>
          </table:table-cell>
          <table:table-cell office:value-type="float" office:value="18">
            <text:p>18</text:p>
          </table:table-cell>
          <table:table-cell table:style-name="ce5"/>
          <table:table-cell table:style-name="ce5" table:formula="oooc:=[.C49]-[.F49]" office:value-type="float" office:value="17.1328446487136">
            <text:p>17.13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9" office:value-type="float" office:value="3080">
            <text:p>3080.00</text:p>
          </table:table-cell>
          <table:table-cell table:style-name="ce26" table:formula="oooc:=IF([.B50]=&quot;&quot;;&quot;&quot;;((1/([.B$25]+([.B$26]*LN([.B50]))+([.B$27]*((LN([.B50]))^3))))-273.15))" office:value-type="float" office:value="15.7621673025575">
            <text:p>15.76</text:p>
          </table:table-cell>
          <table:table-cell table:formula="oooc:=[.C50]-[.E50]" office:value-type="float" office:value="-0.237832697442457">
            <text:p>-0.24</text:p>
          </table:table-cell>
          <table:table-cell office:value-type="float" office:value="16">
            <text:p>16</text:p>
          </table:table-cell>
          <table:table-cell table:style-name="ce5"/>
          <table:table-cell table:style-name="ce5" table:formula="oooc:=[.C50]-[.F50]" office:value-type="float" office:value="15.7621673025575">
            <text:p>15.76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3370">
            <text:p>3370.00</text:p>
          </table:table-cell>
          <table:table-cell table:style-name="ce26" table:formula="oooc:=IF([.B51]=&quot;&quot;;&quot;&quot;;((1/([.B$25]+([.B$26]*LN([.B51]))+([.B$27]*((LN([.B51]))^3))))-273.15))" office:value-type="float" office:value="13.7461578973209">
            <text:p>13.75</text:p>
          </table:table-cell>
          <table:table-cell table:formula="oooc:=[.C51]-[.E51]" office:value-type="float" office:value="-0.253842102679073">
            <text:p>-0.25</text:p>
          </table:table-cell>
          <table:table-cell office:value-type="float" office:value="14">
            <text:p>14</text:p>
          </table:table-cell>
          <table:table-cell table:style-name="ce5"/>
          <table:table-cell table:style-name="ce5" table:formula="oooc:=[.C51]-[.F51]" office:value-type="float" office:value="13.7461578973209">
            <text:p>13.75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4030">
            <text:p>4030.00</text:p>
          </table:table-cell>
          <table:table-cell table:style-name="ce26" table:formula="oooc:=IF([.B52]=&quot;&quot;;&quot;&quot;;((1/([.B$25]+([.B$26]*LN([.B52]))+([.B$27]*((LN([.B52]))^3))))-273.15))" office:value-type="float" office:value="9.85022270551167">
            <text:p>9.85</text:p>
          </table:table-cell>
          <table:table-cell table:formula="oooc:=[.C52]-[.E52]" office:value-type="float" office:value="-0.149777294488331">
            <text:p>-0.15</text:p>
          </table:table-cell>
          <table:table-cell office:value-type="float" office:value="10">
            <text:p>10</text:p>
          </table:table-cell>
          <table:table-cell table:style-name="ce5"/>
          <table:table-cell table:style-name="ce5" table:formula="oooc:=[.C52]-[.F52]" office:value-type="float" office:value="9.85022270551167">
            <text:p>9.85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4390">
            <text:p>4390.00</text:p>
          </table:table-cell>
          <table:table-cell table:style-name="ce26" table:formula="oooc:=IF([.B53]=&quot;&quot;;&quot;&quot;;((1/([.B$25]+([.B$26]*LN([.B53]))+([.B$27]*((LN([.B53]))^3))))-273.15))" office:value-type="float" office:value="8.03715327360402">
            <text:p>8.04</text:p>
          </table:table-cell>
          <table:table-cell table:formula="oooc:=[.C53]-[.E53]" office:value-type="float" office:value="-0.0628467263959802">
            <text:p>-0.06</text:p>
          </table:table-cell>
          <table:table-cell office:value-type="float" office:value="8.1">
            <text:p>8.1</text:p>
          </table:table-cell>
          <table:table-cell table:style-name="ce5"/>
          <table:table-cell table:style-name="ce5" table:formula="oooc:=[.C53]-[.F53]" office:value-type="float" office:value="8.03715327360402">
            <text:p>8.04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4650">
            <text:p>4650.00</text:p>
          </table:table-cell>
          <table:table-cell table:style-name="ce26" table:formula="oooc:=IF([.B54]=&quot;&quot;;&quot;&quot;;((1/([.B$25]+([.B$26]*LN([.B54]))+([.B$27]*((LN([.B54]))^3))))-273.15))" office:value-type="float" office:value="6.83589021889509">
            <text:p>6.84</text:p>
          </table:table-cell>
          <table:table-cell table:formula="oooc:=[.C54]-[.E54]" office:value-type="float" office:value="-0.164109781104912">
            <text:p>-0.16</text:p>
          </table:table-cell>
          <table:table-cell office:value-type="float" office:value="7">
            <text:p>7</text:p>
          </table:table-cell>
          <table:table-cell table:style-name="ce5"/>
          <table:table-cell table:style-name="ce5" table:formula="oooc:=[.C54]-[.F54]" office:value-type="float" office:value="6.83589021889509">
            <text:p>6.84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5340">
            <text:p>5340.00</text:p>
          </table:table-cell>
          <table:table-cell table:style-name="ce26" table:formula="oooc:=IF([.B55]=&quot;&quot;;&quot;&quot;;((1/([.B$25]+([.B$26]*LN([.B55]))+([.B$27]*((LN([.B55]))^3))))-273.15))" office:value-type="float" office:value="4.00502583419592">
            <text:p>4.01</text:p>
          </table:table-cell>
          <table:table-cell table:formula="oooc:=[.C55]-[.E55]" office:value-type="float" office:value="0.00502583419591929">
            <text:p>0.01</text:p>
          </table:table-cell>
          <table:table-cell office:value-type="float" office:value="4">
            <text:p>4</text:p>
          </table:table-cell>
          <table:table-cell table:style-name="ce5"/>
          <table:table-cell table:style-name="ce5" table:formula="oooc:=[.C55]-[.F55]" office:value-type="float" office:value="4.00502583419592">
            <text:p>4.01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5890">
            <text:p>5890.00</text:p>
          </table:table-cell>
          <table:table-cell table:style-name="ce26" table:formula="oooc:=IF([.B56]=&quot;&quot;;&quot;&quot;;((1/([.B$25]+([.B$26]*LN([.B56]))+([.B$27]*((LN([.B56]))^3))))-273.15))" office:value-type="float" office:value="2.04746916703641">
            <text:p>2.05</text:p>
          </table:table-cell>
          <table:table-cell table:formula="oooc:=[.C56]-[.E56]" office:value-type="float" office:value="0.0474691670364109">
            <text:p>0.05</text:p>
          </table:table-cell>
          <table:table-cell office:value-type="float" office:value="2">
            <text:p>2</text:p>
          </table:table-cell>
          <table:table-cell table:style-name="ce5"/>
          <table:table-cell table:style-name="ce5" table:formula="oooc:=[.C56]-[.F56]" office:value-type="float" office:value="2.04746916703641">
            <text:p>2.05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6540">
            <text:p>6540.00</text:p>
          </table:table-cell>
          <table:table-cell table:style-name="ce26" table:formula="oooc:=IF([.B57]=&quot;&quot;;&quot;&quot;;((1/([.B$25]+([.B$26]*LN([.B57]))+([.B$27]*((LN([.B57]))^3))))-273.15))" office:value-type="float" office:value="0">
            <text:p>0.00</text:p>
          </table:table-cell>
          <table:table-cell table:formula="oooc:=[.C57]-[.E57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/>
          <table:table-cell table:style-name="ce5" table:formula="oooc:=[.C57]-[.F57]" office:value-type="float" office:value="0">
            <text:p>0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7300">
            <text:p>7300.00</text:p>
          </table:table-cell>
          <table:table-cell table:style-name="ce26" table:formula="oooc:=IF([.B58]=&quot;&quot;;&quot;&quot;;((1/([.B$25]+([.B$26]*LN([.B58]))+([.B$27]*((LN([.B58]))^3))))-273.15))" office:value-type="float" office:value="-2.10377195145975">
            <text:p>-2.10</text:p>
          </table:table-cell>
          <table:table-cell table:formula="oooc:=[.C58]-[.E58]" office:value-type="float" office:value="0.396228048540252">
            <text:p>0.4</text:p>
          </table:table-cell>
          <table:table-cell table:formula="oooc:=-2.5" office:value-type="float" office:value="-2.5">
            <text:p>-2.5</text:p>
          </table:table-cell>
          <table:table-cell table:style-name="ce5"/>
          <table:table-cell table:style-name="ce5" table:formula="oooc:=[.C58]-[.F58]" office:value-type="float" office:value="-2.10377195145975">
            <text:p>-2.1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8190">
            <text:p>8190.00</text:p>
          </table:table-cell>
          <table:table-cell table:style-name="ce26" table:formula="oooc:=IF([.B59]=&quot;&quot;;&quot;&quot;;((1/([.B$25]+([.B$26]*LN([.B59]))+([.B$27]*((LN([.B59]))^3))))-273.15))" office:value-type="float" office:value="-4.25551005124947">
            <text:p>-4.26</text:p>
          </table:table-cell>
          <table:table-cell table:formula="oooc:=[.C59]-[.E59]" office:value-type="float" office:value="0.744489948750527">
            <text:p>0.74</text:p>
          </table:table-cell>
          <table:table-cell table:formula="oooc:=-5" office:value-type="float" office:value="-5">
            <text:p>-5</text:p>
          </table:table-cell>
          <table:table-cell table:style-name="ce5"/>
          <table:table-cell table:style-name="ce5" table:formula="oooc:=[.C59]-[.F59]" office:value-type="float" office:value="-4.25551005124947">
            <text:p>-4.26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9000">
            <text:p>9000.00</text:p>
          </table:table-cell>
          <table:table-cell table:style-name="ce26" table:formula="oooc:=IF([.B60]=&quot;&quot;;&quot;&quot;;((1/([.B$25]+([.B$26]*LN([.B60]))+([.B$27]*((LN([.B60]))^3))))-273.15))" office:value-type="float" office:value="-5.98258355681361">
            <text:p>-5.98</text:p>
          </table:table-cell>
          <table:table-cell table:formula="oooc:=[.C60]-[.E60]" office:value-type="float" office:value="1.01741644318639">
            <text:p>1.02</text:p>
          </table:table-cell>
          <table:table-cell table:formula="oooc:=-7" office:value-type="float" office:value="-7">
            <text:p>-7</text:p>
          </table:table-cell>
          <table:table-cell table:style-name="ce5"/>
          <table:table-cell table:style-name="ce5" table:formula="oooc:=[.C60]-[.F60]" office:value-type="float" office:value="-5.98258355681361">
            <text:p>-5.98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 office:value-type="float" office:value="9500">
            <text:p>9500.00</text:p>
          </table:table-cell>
          <table:table-cell table:style-name="ce26" table:formula="oooc:=IF([.B61]=&quot;&quot;;&quot;&quot;;((1/([.B$25]+([.B$26]*LN([.B61]))+([.B$27]*((LN([.B61]))^3))))-273.15))" office:value-type="float" office:value="-6.95799143233296">
            <text:p>-6.96</text:p>
          </table:table-cell>
          <table:table-cell table:formula="oooc:=[.C61]-[.E61]" office:value-type="float" office:value="2.14200856766704">
            <text:p>2.14</text:p>
          </table:table-cell>
          <table:table-cell table:formula="oooc:=-9.1" office:value-type="float" office:value="-9.1">
            <text:p>-9.1</text:p>
          </table:table-cell>
          <table:table-cell table:style-name="ce5"/>
          <table:table-cell table:style-name="ce5" table:formula="oooc:=[.C61]-[.F61]" office:value-type="float" office:value="-6.95799143233296">
            <text:p>-6.96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/>
          <table:table-cell table:style-name="ce26" table:formula="oooc:=IF([.B62]=&quot;&quot;;&quot;&quot;;((1/([.B$25]+([.B$26]*LN([.B62]))+([.B$27]*((LN([.B62]))^3))))-273.15))">
            <text:p/>
          </table:table-cell>
          <table:table-cell table:formula="oooc:=[.C62]-[.E62]" office:value-type="float" office:value="0">
            <text:p>0</text:p>
          </table:table-cell>
          <table:table-cell/>
          <table:table-cell table:style-name="ce5"/>
          <table:table-cell table:style-name="ce5" table:formula="oooc:=[.C62]-[.F62]" office:value-type="float" office:value="0">
            <text:p>0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/>
          <table:table-cell table:style-name="ce26" table:formula="oooc:=IF([.B63]=&quot;&quot;;&quot;&quot;;((1/([.B$25]+([.B$26]*LN([.B63]))+([.B$27]*((LN([.B63]))^3))))-273.15))">
            <text:p/>
          </table:table-cell>
          <table:table-cell table:formula="oooc:=[.C63]-[.E63]" office:value-type="float" office:value="0">
            <text:p>0</text:p>
          </table:table-cell>
          <table:table-cell/>
          <table:table-cell table:style-name="ce5"/>
          <table:table-cell table:style-name="ce5" table:formula="oooc:=[.C63]-[.F63]" office:value-type="float" office:value="0">
            <text:p>0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/>
          <table:table-cell table:style-name="ce26" table:formula="oooc:=IF([.B64]=&quot;&quot;;&quot;&quot;;((1/([.B$25]+([.B$26]*LN([.B64]))+([.B$27]*((LN([.B64]))^3))))-273.15))">
            <text:p/>
          </table:table-cell>
          <table:table-cell table:formula="oooc:=[.C64]-[.E64]" office:value-type="float" office:value="0">
            <text:p>0</text:p>
          </table:table-cell>
          <table:table-cell/>
          <table:table-cell table:style-name="ce5"/>
          <table:table-cell table:style-name="ce5" table:formula="oooc:=[.C64]-[.F64]" office:value-type="float" office:value="0">
            <text:p>0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/>
          <table:table-cell table:style-name="ce26" table:formula="oooc:=IF([.B65]=&quot;&quot;;&quot;&quot;;((1/([.B$25]+([.B$26]*LN([.B65]))+([.B$27]*((LN([.B65]))^3))))-273.15))">
            <text:p/>
          </table:table-cell>
          <table:table-cell table:formula="oooc:=[.C65]-[.E65]" office:value-type="float" office:value="0">
            <text:p>0</text:p>
          </table:table-cell>
          <table:table-cell/>
          <table:table-cell table:style-name="ce5"/>
          <table:table-cell table:style-name="ce5" table:formula="oooc:=[.C65]-[.F65]" office:value-type="float" office:value="0">
            <text:p>0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/>
          <table:table-cell table:style-name="ce26" table:formula="oooc:=IF([.B66]=&quot;&quot;;&quot;&quot;;((1/([.B$25]+([.B$26]*LN([.B66]))+([.B$27]*((LN([.B66]))^3))))-273.15))">
            <text:p/>
          </table:table-cell>
          <table:table-cell table:formula="oooc:=[.C66]-[.E66]" office:value-type="float" office:value="0">
            <text:p>0</text:p>
          </table:table-cell>
          <table:table-cell/>
          <table:table-cell table:style-name="ce5"/>
          <table:table-cell table:style-name="ce5" table:formula="oooc:=[.C66]-[.F66]" office:value-type="float" office:value="0">
            <text:p>0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/>
          <table:table-cell table:style-name="ce20"/>
          <table:table-cell table:style-name="ce26" table:formula="oooc:=IF([.B67]=&quot;&quot;;&quot;&quot;;((1/([.B$25]+([.B$26]*LN([.B67]))+([.B$27]*((LN([.B67]))^3))))-273.15))">
            <text:p/>
          </table:table-cell>
          <table:table-cell table:formula="oooc:=[.C67]-[.E67]" office:value-type="float" office:value="0">
            <text:p>0</text:p>
          </table:table-cell>
          <table:table-cell/>
          <table:table-cell table:style-name="ce5"/>
          <table:table-cell table:style-name="ce5" table:formula="oooc:=[.C67]-[.F67]" office:value-type="float" office:value="0">
            <text:p>0</text:p>
          </table:table-cell>
          <table:table-cell table:style-name="ce5" table:number-columns-repeated="3"/>
          <table:table-cell table:number-columns-repeated="246"/>
        </table:table-row>
        <table:table-row table:style-name="ro1">
          <table:table-cell table:style-name="ce9"/>
          <table:table-cell/>
          <table:table-cell table:style-name="ce26" table:formula="oooc:=IF([.B68]=&quot;&quot;;&quot;&quot;;((1/([.B$25]+([.B$26]*LN([.B68]))+([.B$27]*((LN([.B68]))^3))))-273.15))">
            <text:p/>
          </table:table-cell>
          <table:table-cell table:formula="oooc:=[.C68]-[.E68]" office:value-type="float" office:value="0">
            <text:p>0</text:p>
          </table:table-cell>
          <table:table-cell/>
          <table:table-cell table:style-name="ce30"/>
          <table:table-cell table:style-name="ce5" table:formula="oooc:=[.C68]-[.F68]" office:value-type="float" office:value="0">
            <text:p>0</text:p>
          </table:table-cell>
          <table:table-cell table:style-name="ce9"/>
          <table:table-cell table:style-name="ce5" table:number-columns-repeated="2"/>
          <table:table-cell table:number-columns-repeated="246"/>
        </table:table-row>
        <table:table-row table:style-name="ro1" table:visibility="collapse" table:number-rows-repeated="4">
          <table:table-cell table:style-name="ce9" table:number-columns-repeated="2"/>
          <table:table-cell table:style-name="ce5"/>
          <table:table-cell table:style-name="ce10"/>
          <table:table-cell table:style-name="ce30" table:number-columns-repeated="2"/>
          <table:table-cell table:style-name="ce9" table:number-columns-repeated="2"/>
          <table:table-cell table:style-name="ce5" table:number-columns-repeated="2"/>
          <table:table-cell table:number-columns-repeated="246"/>
        </table:table-row>
        <table:table-row table:style-name="ro1" table:visibility="collapse" table:number-rows-repeated="4">
          <table:table-cell table:style-name="ce5" table:number-columns-repeated="10"/>
          <table:table-cell table:number-columns-repeated="246"/>
        </table:table-row>
        <table:table-row table:style-name="ro1" table:visibility="collapse" table:number-rows-repeated="65459">
          <table:table-cell table:number-columns-repeated="256"/>
        </table:table-row>
        <table:table-row table:style-name="ro1" table:visibility="collapse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charset="x-symbol"/>
    <style:font-face style:name="Arial" svg:font-family="Arial"/>
    <style:font-face style:name="Arial1" svg:font-family="Arial" style:font-family-generic="swiss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NZ" style:font-name-asian="Andale Sans UI" style:language-asian="zxx" style:country-asian="none" style:font-name-complex="Andale Sans UI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N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11" number:min-integer-digits="1"/>
    </number:number-style>
    <number:number-style style:name="N131">
      <number:scientific-number number:decimal-places="4" number:min-integer-digits="1" number:min-exponent-digits="2"/>
    </number:number-style>
    <number:number-style style:name="N132">
      <number:number number:decimal-places="1" number:min-integer-digits="1"/>
    </number:number-style>
    <number:number-style style:name="N133">
      <number:number number:decimal-places="6" number:min-integer-digits="1"/>
    </number:number-style>
    <number:number-style style:name="N134">
      <number:scientific-number number:decimal-places="3" number:min-integer-digits="1" number:min-exponent-digits="2"/>
    </number:number-style>
    <number:date-style style:name="N10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NZ">
      <number:day/>
      <number:text>-</number:text>
      <number:month number:textual="true"/>
      <number:text>-</number:text>
      <number:year/>
    </number:date-style>
    <number:date-style style:name="N10108" number:language="en" number:country="NZ">
      <number:day/>
      <number:text>-</number:text>
      <number:month number:textual="true"/>
    </number:date-style>
    <number:date-style style:name="N10109" number:language="en" number:country="NZ">
      <number:month number:textual="true"/>
      <number:text>-</number:text>
      <number:year/>
    </number:date-style>
    <number:time-style style:name="N10110" number:language="en" number:country="NZ">
      <number:hours/>
      <number:text>:</number:text>
      <number:minutes number:style="long"/>
      <number:text> </number:text>
      <number:am-pm/>
    </number:time-style>
    <number:time-style style:name="N10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NZ">
      <number:hours/>
      <number:text>:</number:text>
      <number:minutes number:style="long"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6">16/06/2008</text:date>, <text:time>19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mepage" style:display-name="PageStyle_Homep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alibration" style:display-name="PageStyle_Calibrati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ta_20_Transformation" style:display-name="PageStyle_Data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Matthew Alexander</meta:initial-creator>
    <meta:creation-date>2003-09-12T23:50:32</meta:creation-date>
    <dc:date>2008-06-16T19:36:14</dc:date>
    <meta:print-date>2003-09-13T05:19:15</meta:print-date>
    <meta:editing-cycles>1</meta:editing-cycles>
    <meta:editing-duration>PT9H54M12S</meta:editing-duration>
    <meta:user-defined meta:name="Info 1"/>
    <meta:user-defined meta:name="Info 2"/>
    <meta:user-defined meta:name="Info 3"/>
    <meta:user-defined meta:name="Info 4"/>
    <meta:document-statistic meta:table-count="1" meta:cell-count="2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spline-order="3" chart:sort-by-x-values="true" chart:right-angled-axes="true"/>
    </style:style>
    <style:style style:name="ch5" style:family="chart" style:data-style-name="N2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363cm" svg:height="14.251cm" chart:class="chart:scatter" chart:style-name="ch1">
        <chart:title svg:x="8.236cm" svg:y="0.286cm" chart:style-name="ch2">
          <text:p>Thermistor Curve</text:p>
        </chart:title>
        <chart:legend chart:legend-position="end" svg:x="17.746cm" svg:y="6.63cm" chart:style-name="ch3"/>
        <chart:plot-area chart:style-name="ch4" table:cell-range-address="'Steinhart Hart Calculator'.B34:'Steinhart Hart Calculator'.C61 'Steinhart Hart Calculator'.B31:'Steinhart Hart Calculator'.C31 'Steinhart Hart Calculator'.E31:'Steinhart Hart Calculator'.E31 'Steinhart Hart Calculator'.E34:'Steinhart Hart Calculator'.E61" chart:data-source-has-labels="row" svg:x="0.613cm" svg:y="1.1cm" svg:width="16.726cm" svg:height="12.496cm">
          <chart:axis chart:dimension="x" chart:name="primary-x" chart:style-name="ch5">
            <chart:title svg:x="8.349cm" svg:y="13.31cm" chart:style-name="ch6">
              <text:p>Resistance</text:p>
            </chart:title>
            <chart:grid chart:style-name="ch7" chart:class="major"/>
          </chart:axis>
          <chart:axis chart:dimension="y" chart:name="primary-y" chart:style-name="ch8">
            <chart:title svg:x="0.408cm" svg:y="8.134cm" chart:style-name="ch9">
              <text:p>Temperature</text:p>
            </chart:title>
            <chart:grid chart:style-name="ch7" chart:class="major"/>
          </chart:axis>
          <chart:series chart:style-name="ch10" chart:values-cell-range-address="'Steinhart Hart Calculator'.C34:'Steinhart Hart Calculator'.C61" chart:label-cell-address="'Steinhart Hart Calculator'.C31:'Steinhart Hart Calculator'.C31" chart:class="chart:scatter">
            <chart:domain table:cell-range-address="'Steinhart Hart Calculator'.B34:'Steinhart Hart Calculator'.B61"/>
            <chart:data-point chart:repeated="28"/>
          </chart:series>
          <chart:series chart:style-name="ch11" chart:values-cell-range-address="'Steinhart Hart Calculator'.E34:'Steinhart Hart Calculator'.E61" chart:label-cell-address="'Steinhart Hart Calculator'.E31:'Steinhart Hart Calculator'.E3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lculated</text:p>
              </table:table-cell>
              <table:table-cell office:value-type="string">
                <text:p>Measu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0">
                <text:p>340</text:p>
              </table:table-cell>
              <table:table-cell office:value-type="float" office:value="80.0000000000001">
                <text:p>80.00000000000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0">
                <text:p>420</text:p>
              </table:table-cell>
              <table:table-cell office:value-type="float" office:value="72.322393061258">
                <text:p>72.3223930612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">
                <text:p>530</text:p>
              </table:table-cell>
              <table:table-cell office:value-type="float" office:value="64.3125582436691">
                <text:p>64.3125582436691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0">
                <text:p>870</text:p>
              </table:table-cell>
              <table:table-cell office:value-type="float" office:value="48.6451148564506">
                <text:p>48.6451148564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">
                <text:p>990</text:p>
              </table:table-cell>
              <table:table-cell office:value-type="float" office:value="44.8463944989992">
                <text:p>44.8463944989992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41.8301064229129">
                <text:p>41.8301064229129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">
                <text:p>1300</text:p>
              </table:table-cell>
              <table:table-cell office:value-type="float" office:value="37.1913917781199">
                <text:p>37.191391778119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0">
                <text:p>1430</text:p>
              </table:table-cell>
              <table:table-cell office:value-type="float" office:value="34.6210537789137">
                <text:p>34.62105377891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0">
                <text:p>1780</text:p>
              </table:table-cell>
              <table:table-cell office:value-type="float" office:value="28.9169235692019">
                <text:p>28.916923569201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0">
                <text:p>1870</text:p>
              </table:table-cell>
              <table:table-cell office:value-type="float" office:value="27.6690424666065">
                <text:p>27.66904246660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27.2692384086846">
                <text:p>27.26923840868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0">
                <text:p>2040</text:p>
              </table:table-cell>
              <table:table-cell office:value-type="float" office:value="25.5000000000001">
                <text:p>25.500000000000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50">
                <text:p>2050</text:p>
              </table:table-cell>
              <table:table-cell office:value-type="float" office:value="25.3793077597363">
                <text:p>25.37930775973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0">
                <text:p>2200</text:p>
              </table:table-cell>
              <table:table-cell office:value-type="float" office:value="23.6504636656067">
                <text:p>23.65046366560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0">
                <text:p>2330</text:p>
              </table:table-cell>
              <table:table-cell office:value-type="float" office:value="22.2641505356571">
                <text:p>22.26415053565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0">
                <text:p>2900</text:p>
              </table:table-cell>
              <table:table-cell office:value-type="float" office:value="17.1328446487136">
                <text:p>17.1328446487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0">
                <text:p>3080</text:p>
              </table:table-cell>
              <table:table-cell office:value-type="float" office:value="15.7621673025575">
                <text:p>15.76216730255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70">
                <text:p>3370</text:p>
              </table:table-cell>
              <table:table-cell office:value-type="float" office:value="13.7461578973209">
                <text:p>13.74615789732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30">
                <text:p>4030</text:p>
              </table:table-cell>
              <table:table-cell office:value-type="float" office:value="9.85022270551167">
                <text:p>9.85022270551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0">
                <text:p>4390</text:p>
              </table:table-cell>
              <table:table-cell office:value-type="float" office:value="8.03715327360402">
                <text:p>8.0371532736040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50">
                <text:p>4650</text:p>
              </table:table-cell>
              <table:table-cell office:value-type="float" office:value="6.83589021889509">
                <text:p>6.835890218895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40">
                <text:p>5340</text:p>
              </table:table-cell>
              <table:table-cell office:value-type="float" office:value="4.00502583419592">
                <text:p>4.00502583419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90">
                <text:p>5890</text:p>
              </table:table-cell>
              <table:table-cell office:value-type="float" office:value="2.04746916703641">
                <text:p>2.04746916703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40">
                <text:p>6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00">
                <text:p>7300</text:p>
              </table:table-cell>
              <table:table-cell office:value-type="float" office:value="-2.10377195145975">
                <text:p>-2.103771951459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90">
                <text:p>8190</text:p>
              </table:table-cell>
              <table:table-cell office:value-type="float" office:value="-4.25551005124947">
                <text:p>-4.255510051249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-5.98258355681361">
                <text:p>-5.9825835568136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00">
                <text:p>9500</text:p>
              </table:table-cell>
              <table:table-cell office:value-type="float" office:value="-6.95799143233296">
                <text:p>-6.95799143233296</text:p>
              </table:table-cell>
              <table:table-cell office:value-type="float" office:value="-9.1">
                <text:p>-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